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P 3 - Red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Renan Teruo Carneiro – NUSP 6514157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bre o E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eito em Ruby</text:p>
              </text:list-item>
              <text:list-item>
                <text:p>Funcionamento single-threaded com objetos por trauma do EP2</text:p>
              </text:list-item>
              <text:list-item>
                <text:p>Nada mais de relevante, poi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de tes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enhum! Sadface.jpg</text:p>
              </text:list-item>
              <text:list-item>
                <text:p>EP não foi completamente implementado</text:p>
              </text:list-item>
              <text:list-item>
                <text:p>E o que foi não deve funcionar</text:p>
              </text:list-item>
              <text:list-item>
                <text:p>Código em geral nem foi testado</text:p>
              </text:list-item>
              <text:list-item>
                <text:p>Shame on me, I kn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 Esperad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elo menos ter algo funcionando</text:p>
              </text:list-item>
              <text:list-item>
                <text:p>Ou, no mínimo, ter esbarrado em problemas interessa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 Encontra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alta de comunicação com dupla.</text:p>
              </text:list-item>
              <text:list-item>
                <text:p>Desistência de fazer com dupla tarde demais</text:p>
              </text:list-item>
              <text:list-item>
                <text:p>Falta de preparar algo antes de desistir</text:p>
              </text:list-item>
              <text:list-item>
                <text:p>Não encontrei as dificuldades interessantes desse EP por falta de progress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an </meta:initial-creator>
    <meta:creation-date>2014-11-23T01:57:31.706934879</meta:creation-date>
    <dc:date>2014-11-23T02:09:01.370274297</dc:date>
    <dc:creator>Renan </dc:creator>
    <meta:editing-duration>P0D</meta:editing-duration>
    <meta:editing-cycles>1</meta:editing-cycles>
    <meta:document-statistic meta:object-count="41"/>
    <meta:generator>LibreOffice/4.2.7.2$Linux_X86_64 LibreOffice_project/420m0$Build-2</meta:generator>
  </office:meta>
</office:document-meta>
</file>